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651" officeooo:paragraph-rsid="00094651"/>
    </style:style>
    <style:style style:name="P2" style:family="paragraph" style:parent-style-name="Text_20_body">
      <style:text-properties officeooo:rsid="000d0afe" officeooo:paragraph-rsid="000d0afe"/>
    </style:style>
    <style:style style:name="P3" style:family="paragraph" style:parent-style-name="Text_20_body">
      <style:text-properties officeooo:rsid="000e9988" officeooo:paragraph-rsid="000e9988"/>
    </style:style>
    <style:style style:name="P4" style:family="paragraph" style:parent-style-name="Text_20_body">
      <style:text-properties officeooo:rsid="000f2a60" officeooo:paragraph-rsid="000f2a60"/>
    </style:style>
    <style:style style:name="P5" style:family="paragraph" style:parent-style-name="Heading_20_1">
      <style:text-properties officeooo:paragraph-rsid="0013b8c2"/>
    </style:style>
    <style:style style:name="P6" style:family="paragraph" style:parent-style-name="Heading_20_2">
      <style:text-properties officeooo:rsid="000f6a0d" officeooo:paragraph-rsid="000f6a0d"/>
    </style:style>
    <style:style style:name="P7" style:family="paragraph" style:parent-style-name="Text_20_body" style:list-style-name="L1">
      <style:text-properties officeooo:paragraph-rsid="000f6a0d"/>
    </style:style>
    <style:style style:name="P8" style:family="paragraph" style:parent-style-name="Text_20_body" style:list-style-name="L2">
      <style:text-properties officeooo:rsid="000d0afe" officeooo:paragraph-rsid="000d0afe"/>
    </style:style>
    <style:style style:name="P9" style:family="paragraph" style:parent-style-name="Text_20_body" style:list-style-name="L3">
      <style:text-properties officeooo:rsid="000e9988" officeooo:paragraph-rsid="000e9988"/>
    </style:style>
    <style:style style:name="P10" style:family="paragraph" style:parent-style-name="Text_20_body" style:list-style-name="L4">
      <style:text-properties officeooo:rsid="00094651" officeooo:paragraph-rsid="00094651"/>
    </style:style>
    <style:style style:name="P11" style:family="paragraph" style:parent-style-name="Text_20_body" style:list-style-name="L6">
      <style:text-properties officeooo:paragraph-rsid="0013b8c2"/>
    </style:style>
    <style:style style:name="P12" style:family="paragraph" style:parent-style-name="Text_20_body" style:list-style-name="L7">
      <style:text-properties officeooo:paragraph-rsid="0013b8c2"/>
    </style:style>
    <style:style style:name="T1" style:family="text">
      <style:text-properties officeooo:rsid="00094651"/>
    </style:style>
    <style:style style:name="T2" style:family="text">
      <style:text-properties officeooo:rsid="000a003b"/>
    </style:style>
    <style:style style:name="T3" style:family="text">
      <style:text-properties officeooo:rsid="000bcaba"/>
    </style:style>
    <style:style style:name="T4" style:family="text">
      <style:text-properties officeooo:rsid="000c5297"/>
    </style:style>
    <style:style style:name="T5" style:family="text">
      <style:text-properties officeooo:rsid="000f2a60"/>
    </style:style>
    <style:style style:name="T6" style:family="text">
      <style:text-properties style:font-name="Times New Roman" officeooo:rsid="000f2a60"/>
    </style:style>
    <style:style style:name="T7" style:family="text">
      <style:text-properties officeooo:rsid="00123bba"/>
    </style:style>
    <style:style style:name="T8" style:family="text">
      <style:text-properties officeooo:rsid="003bd8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eywords:</text:h>
      <text:p text:style-name="Text_20_body"><text:s/>(mri OR medical image OR ct OR 3d OR 3-d OR “three dimensional”) (facial OR face) (landmark OR marker <text:span text:style-name="T1">OR feature </text:span><text:span text:style-name="T2">OR fiducial </text:span><text:span text:style-name="T3">OR keypoint</text:span>) (detect OR localization OR <text:span text:style-name="T7">localize OR</text:span> formalization <text:span text:style-name="T4">OR identification </text:span><text:span text:style-name="T7">OR identify</text:span>)</text:p>
      <text:h text:style-name="P6" text:outline-level="2">Datasets</text:h>
      <text:list xml:id="list4134514764" text:style-name="L1">
        <text:list-item>
          <text:p text:style-name="P7"><text:a xlink:type="simple" xlink:href="https://www.fidentis.cz/admin/averages.php" text:style-name="Internet_20_link" text:visited-style-name="Visited_20_Internet_20_Link">https://www.fidentis.cz/admin/averages.php</text:a> </text:p>
        </text:list-item>
        <text:list-item>
          <text:p text:style-name="P7"><text:a xlink:type="simple" xlink:href="https://www.researchgate.net/post/Where-can-I-find-shareable-MRI-CT-datasets-of-the-human-head" text:style-name="Internet_20_link" text:visited-style-name="Visited_20_Internet_20_Link">https://www.researchgate.net/post/Where-can-I-find-shareable-MRI-CT-datasets-of-the-human-head</text:a> </text:p>
        </text:list-item>
        <text:list-item>
          <text:p text:style-name="P7"/>
        </text:list-item>
      </text:list>
      <text:h text:style-name="Heading_20_2" text:outline-level="2"><text:span text:style-name="T5">Tutorials </text:span><text:span text:style-name="T6">for</text:span><text:span text:style-name="T5"> implementation</text:span></text:h>
      <text:p text:style-name="P2">To understand procedure behind facial landmark detection:</text:p>
      <text:list xml:id="list2927079605" text:style-name="L2">
        <text:list-item>
          <text:p text:style-name="P8"><text:a xlink:type="simple" xlink:href="http://sun.aei.polsl.pl/~mkawulok/stud/fr/lect/04.pdf" text:style-name="Internet_20_link" text:visited-style-name="Visited_20_Internet_20_Link">http://sun.aei.polsl.pl/~mkawulok/stud/fr/lect/04.pdf</text:a> change 04 to other ones to get other lectures</text:p>
        </text:list-item>
        <text:list-item>
          <text:p text:style-name="P8"><text:s/></text:p>
        </text:list-item>
      </text:list>
      <text:p text:style-name="P3">List of 2D Facial landmark detections with codes:</text:p>
      <text:list xml:id="list1411646515" text:style-name="L3">
        <text:list-item>
          <text:p text:style-name="P9"><text:a xlink:type="simple" xlink:href="https://www.researchgate.net/post/Which-facial-landmark-detection-tracking-software-is-publically-available-for-research" text:style-name="Internet_20_link" text:visited-style-name="Visited_20_Internet_20_Link">https://www.researchgate.net/post/Which-facial-landmark-detection-tracking-software-is-publically-available-for-research</text:a> </text:p>
        </text:list-item>
        <text:list-item>
          <text:p text:style-name="P9"><text:s/></text:p>
        </text:list-item>
      </text:list>
      <text:p text:style-name="P3">Basic render 3D perspective projection onto 2D screen with camera (without opengl)</text:p>
      <text:list xml:id="list2054531265" text:style-name="L4">
        <text:list-item>
          <text:p text:style-name="P10"><text:s/><text:a xlink:type="simple" xlink:href="https://stackoverflow.com/questions/8633034/basic-render-3d-perspective-projection-onto-2d-screen-with-camera-without-openg" text:style-name="Internet_20_link" text:visited-style-name="Visited_20_Internet_20_Link">https://stackoverflow.com/questions/8633034/basic-render-3d-perspective-projection-onto-2d-screen-with-camera-without-openg</text:a> </text:p>
        </text:list-item>
        <text:list-item>
          <text:p text:style-name="P10"><text:a xlink:type="simple" xlink:href="https://stackoverflow.com/questions/15844101/projection-transforming-3d-to-2d" text:style-name="Internet_20_link" text:visited-style-name="Visited_20_Internet_20_Link">https://stackoverflow.com/questions/15844101/projection-transforming-3d-to-2d</text:a> </text:p>
        </text:list-item>
      </text:list>
      <text:p text:style-name="P1"/>
      <text:h text:style-name="P5" text:outline-level="1">Datasets</text:h>
      <text:list xml:id="list1162027316" text:style-name="L6">
        <text:list-item>
          <text:p text:style-name="P11"><text:a xlink:type="simple" xlink:href="https://www.researchgate.net/post/Is-there-a-dataset-of-human-faces-with-depth-data-and-anthropometric-measurements" text:style-name="Internet_20_link" text:visited-style-name="Visited_20_Internet_20_Link">https://www.researchgate.net/post/Is-there-a-dataset-of-human-faces-with-depth-data-and-anthropometric-measurements</text:a> </text:p>
        </text:list-item>
        <text:list-item>
          <text:p text:style-name="P11"><text:a xlink:type="simple" xlink:href="https://github.com/IntelRealSense/librealsense/issues/3518" text:style-name="Internet_20_link" text:visited-style-name="Visited_20_Internet_20_Link">https://github.com/IntelRealSense/librealsense/issues/3518</text:a> </text:p>
        </text:list-item>
      </text:list>
      <text:h text:style-name="P5" text:outline-level="1"><text:bookmark-start text:name="__RefHeading___Toc8154_2466384024"/>RGBD tutorial<text:span text:style-name="T8">s</text:span><text:bookmark-end text:name="__RefHeading___Toc8154_2466384024"/></text:h>
      <text:list xml:id="list1399400343" text:style-name="L7">
        <text:list-item>
          <text:p text:style-name="P12"><text:a xlink:type="simple" xlink:href="https://maciek-slon.github.io/ecovi/" text:style-name="Internet_20_link" text:visited-style-name="Visited_20_Internet_20_Link">https://maciek-slon.github.io/ecovi/</text:a> </text:p>
        </text:list-item>
        <text:list-item>
          <text:p text:style-name="P12"/>
        </text:list-item>
      </text:list>
      <text:h text:style-name="Heading_20_2" text:outline-level="2"><text:soft-page-break/>Paper index</text:h>
      <text:p text:style-name="P4">Give name of paper and briefly give relevance to your implementation.</text:p>
      <text:p text:style-name="P1">Paper 1: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9:15:36.308923752</meta:creation-date>
    <meta:generator>LibreOffice/6.4.6.2$Linux_X86_64 LibreOffice_project/40$Build-2</meta:generator>
    <dc:date>2021-01-10T14:31:22.516401648</dc:date>
    <meta:editing-duration>P5DT7H29M37S</meta:editing-duration>
    <meta:editing-cycles>6</meta:editing-cycles>
    <meta:document-statistic meta:table-count="0" meta:image-count="0" meta:object-count="0" meta:page-count="2" meta:paragraph-count="25" meta:word-count="117" meta:character-count="1367" meta:non-whitespace-character-count="1271"/>
  </office:meta>
</office:document-meta>
</file>